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8ebd9"/>
    </style:style>
    <style:style style:name="P2" style:family="paragraph" style:parent-style-name="Standard">
      <style:text-properties officeooo:paragraph-rsid="0018ebd9"/>
    </style:style>
    <style:style style:name="T1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3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4" style:family="text">
      <style:text-properties fo:color="#000000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5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6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7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<text:s/>Food tip calculator:</text:span><text:span text:style-name="T4"/></text:p>
      <text:p text:style-name="P1"><text:span text:style-name="T1">food</text:span><text:span text:style-name="T2"> = </text:span><text:span text:style-name="T3">prompt</text:span><text:span text:style-name="T2">(</text:span><text:span text:style-name="T5">'what was your bill that u ate food? '</text:span><text:span text:style-name="T2">);</text:span><text:span text:style-name="T2"/></text:p>
      <text:p text:style-name="P1"><text:span text:style-name="T1">foodpercentage</text:span><text:span text:style-name="T2">= </text:span><text:span text:style-name="T6">0.2</text:span><text:span text:style-name="T2">;</text:span><text:span text:style-name="T2"/></text:p>
      <text:p text:style-name="P1"><text:span text:style-name="T1">foodamount</text:span><text:span text:style-name="T2">= </text:span><text:span text:style-name="T1">food</text:span><text:span text:style-name="T2"> * </text:span><text:span text:style-name="T1">foodpercentage</text:span><text:span text:style-name="T2">;</text:span><text:span text:style-name="T2"/></text:p>
      <text:p text:style-name="P1"><text:span text:style-name="T1">console</text:span><text:span text:style-name="T2">.</text:span><text:span text:style-name="T3">log</text:span><text:span text:style-name="T2">(</text:span><text:span text:style-name="T1">foodamount</text:span><text:span text:style-name="T2">);</text:span><text:span text:style-name="T2"/></text:p>
      <text:p text:style-name="P2"/>
      <text:p text:style-name="P2"><text:span text:style-name="T4">Food tip calculator where amount is entered by user:</text:span><text:span text:style-name="T4"/></text:p>
      <text:p text:style-name="P2"><text:s/></text:p>
      <text:p text:style-name="P1"><text:span text:style-name="T7">// console.log(fruit);</text:span><text:span text:style-name="T2"/></text:p>
      <text:p text:style-name="P1"><text:span text:style-name="T1">food</text:span><text:span text:style-name="T2"> = </text:span><text:span text:style-name="T3">prompt</text:span><text:span text:style-name="T2">(</text:span><text:span text:style-name="T5">'what was your bill that u ate food? '</text:span><text:span text:style-name="T2">);</text:span><text:span text:style-name="T2"/></text:p>
      <text:p text:style-name="P1"><text:span text:style-name="T1">foodpercentage</text:span><text:span text:style-name="T2">= </text:span><text:span text:style-name="T3">prompt</text:span><text:span text:style-name="T2">(</text:span><text:span text:style-name="T5">'tip%'</text:span><text:span text:style-name="T2">)/ </text:span><text:span text:style-name="T6">100</text:span><text:span text:style-name="T2">;</text:span><text:span text:style-name="T2"/></text:p>
      <text:p text:style-name="P1"><text:span text:style-name="T1">foodamount</text:span><text:span text:style-name="T2">= </text:span><text:span text:style-name="T1">food</text:span><text:span text:style-name="T2"> * </text:span><text:span text:style-name="T1">foodpercentage</text:span><text:span text:style-name="T2">;</text:span><text:span text:style-name="T2"/></text:p>
      <text:p text:style-name="P1"><text:span text:style-name="T1">console</text:span><text:span text:style-name="T2">.</text:span><text:span text:style-name="T3">log</text:span><text:span text:style-name="T2">(</text:span><text:span text:style-name="T1">foodamount</text:span><text:span text:style-name="T2">);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4-30T15:36:54.065854453</dc:date>
    <meta:editing-duration>PT36S</meta:editing-duration>
    <meta:editing-cycles>1</meta:editing-cycles>
    <meta:document-statistic meta:table-count="0" meta:image-count="0" meta:object-count="0" meta:page-count="1" meta:paragraph-count="12" meta:word-count="51" meta:character-count="376" meta:non-whitespace-character-count="334"/>
  </office:meta>
</office:document-meta>
</file>